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//FAM</text:p>
          </table:table-cell>
          <table:table-cell office:value-type="string">
            <text:p>Contact(ZOO_CONTACT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civilité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ville</text:p>
          </table:table-cell>
          <table:table-cell/>
        </table:table-row>
        <table:table-row table:style-name="ro1">
          <table:table-cell office:value-type="string">
            <text:p>ORDER</text:p>
          </table:table-cell>
          <table:table-cell office:value-type="string">
            <text:p>ZOO_CONTACT</text:p>
          </table:table-cell>
          <table:table-cell table:number-columns-repeated="2"/>
          <table:table-cell office:value-type="string">
            <text:p>zct_civility</text:p>
          </table:table-cell>
          <table:table-cell office:value-type="string">
            <text:p>zct_lname</text:p>
          </table:table-cell>
          <table:table-cell office:value-type="string">
            <text:p>zct_fname</text:p>
          </table:table-cell>
          <table:table-cell office:value-type="string">
            <text:p>zct_worktown</text:p>
          </table:table-cell>
          <table:table-cell office:value-type="string">
            <text:p>zct_mail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MARTIN</text:p>
          </table:table-cell>
          <table:table-cell office:value-type="string">
            <text:p>Adam</text:p>
          </table:table-cell>
          <table:table-cell office:value-type="string">
            <text:p>Paris</text:p>
          </table:table-cell>
          <table:table-cell table:formula="of:=CONCATENATE(LOWER([.G3]);ROW();&quot;@zoo.net&quot;)" office:value-type="string" office:string-value="adam3@zoo.net">
            <text:p>adam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BERNARD</text:p>
          </table:table-cell>
          <table:table-cell office:value-type="string">
            <text:p>Alex</text:p>
          </table:table-cell>
          <table:table-cell office:value-type="string">
            <text:p>Marseille</text:p>
          </table:table-cell>
          <table:table-cell table:formula="of:=CONCATENATE(LOWER([.G4]);ROW();&quot;@zoo.net&quot;)" office:value-type="string" office:string-value="alex4@zoo.net">
            <text:p>alex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THOMAS</text:p>
          </table:table-cell>
          <table:table-cell office:value-type="string">
            <text:p>Alexandre</text:p>
          </table:table-cell>
          <table:table-cell office:value-type="string">
            <text:p>Lyon</text:p>
          </table:table-cell>
          <table:table-cell table:formula="of:=CONCATENATE(LOWER([.G5]);ROW();&quot;@zoo.net&quot;)" office:value-type="string" office:string-value="alexandre5@zoo.net">
            <text:p>alexandre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PETIT</text:p>
          </table:table-cell>
          <table:table-cell office:value-type="string">
            <text:p>Alexis</text:p>
          </table:table-cell>
          <table:table-cell office:value-type="string">
            <text:p>Toulouse</text:p>
          </table:table-cell>
          <table:table-cell table:formula="of:=CONCATENATE(LOWER([.G6]);ROW();&quot;@zoo.net&quot;)" office:value-type="string" office:string-value="alexis6@zoo.net">
            <text:p>alexis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ROBERT</text:p>
          </table:table-cell>
          <table:table-cell office:value-type="string">
            <text:p>Anthony</text:p>
          </table:table-cell>
          <table:table-cell office:value-type="string">
            <text:p>Nice</text:p>
          </table:table-cell>
          <table:table-cell table:formula="of:=CONCATENATE(LOWER([.G7]);ROW();&quot;@zoo.net&quot;)" office:value-type="string" office:string-value="anthony7@zoo.net">
            <text:p>anthony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RICHARD</text:p>
          </table:table-cell>
          <table:table-cell office:value-type="string">
            <text:p>Antoine</text:p>
          </table:table-cell>
          <table:table-cell office:value-type="string">
            <text:p>Nantes</text:p>
          </table:table-cell>
          <table:table-cell table:formula="of:=CONCATENATE(LOWER([.G8]);ROW();&quot;@zoo.net&quot;)" office:value-type="string" office:string-value="antoine8@zoo.net">
            <text:p>antoine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number-columns-repeated="3"/>
          <table:table-cell office:value-type="string">
            <text:p>DURAND</text:p>
          </table:table-cell>
          <table:table-cell office:value-type="string">
            <text:p>Benjamin</text:p>
          </table:table-cell>
          <table:table-cell office:value-type="string">
            <text:p>Strasbourg</text:p>
          </table:table-cell>
          <table:table-cell table:formula="of:=CONCATENATE(LOWER([.G9]);ROW();&quot;@zoo.net&quot;)" office:value-type="string" office:string-value="benjamin9@zoo.net">
            <text:p>benjamin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1"/>
          <table:table-cell table:style-name="ce2" table:number-columns-repeated="2"/>
          <table:table-cell office:value-type="string">
            <text:p>DUBOIS</text:p>
          </table:table-cell>
          <table:table-cell office:value-type="string">
            <text:p>Cédric</text:p>
          </table:table-cell>
          <table:table-cell office:value-type="string">
            <text:p>Montpellier</text:p>
          </table:table-cell>
          <table:table-cell table:formula="of:=CONCATENATE(LOWER([.G10]);ROW();&quot;@zoo.net&quot;)" office:value-type="string" office:string-value="cédric10@zoo.net">
            <text:p>cédric1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REAU</text:p>
          </table:table-cell>
          <table:table-cell office:value-type="string">
            <text:p>Charles</text:p>
          </table:table-cell>
          <table:table-cell office:value-type="string">
            <text:p>Bordeaux</text:p>
          </table:table-cell>
          <table:table-cell table:formula="of:=CONCATENATE(LOWER([.G11]);ROW();&quot;@zoo.net&quot;)" office:value-type="string" office:string-value="charles11@zoo.net">
            <text:p>charles1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URENT</text:p>
          </table:table-cell>
          <table:table-cell office:value-type="string">
            <text:p>Christopher</text:p>
          </table:table-cell>
          <table:table-cell office:value-type="string">
            <text:p>Lille15</text:p>
          </table:table-cell>
          <table:table-cell table:formula="of:=CONCATENATE(LOWER([.G12]);ROW();&quot;@zoo.net&quot;)" office:value-type="string" office:string-value="christopher12@zoo.net">
            <text:p>christopher1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IMON</text:p>
          </table:table-cell>
          <table:table-cell office:value-type="string">
            <text:p>David</text:p>
          </table:table-cell>
          <table:table-cell office:value-type="string">
            <text:p>Rennes</text:p>
          </table:table-cell>
          <table:table-cell table:formula="of:=CONCATENATE(LOWER([.G13]);ROW();&quot;@zoo.net&quot;)" office:value-type="string" office:string-value="david13@zoo.net">
            <text:p>david1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ICHEL</text:p>
          </table:table-cell>
          <table:table-cell office:value-type="string">
            <text:p>Dylan</text:p>
          </table:table-cell>
          <table:table-cell office:value-type="string">
            <text:p>Reims</text:p>
          </table:table-cell>
          <table:table-cell table:formula="of:=CONCATENATE(LOWER([.G14]);ROW();&quot;@zoo.net&quot;)" office:value-type="string" office:string-value="dylan14@zoo.net">
            <text:p>dylan1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FEBVRE</text:p>
          </table:table-cell>
          <table:table-cell office:value-type="string">
            <text:p>Édouard</text:p>
          </table:table-cell>
          <table:table-cell office:value-type="string">
            <text:p>Le Havre</text:p>
          </table:table-cell>
          <table:table-cell table:formula="of:=CONCATENATE(LOWER([.G15]);ROW();&quot;@zoo.net&quot;)" office:value-type="string" office:string-value="édouard15@zoo.net">
            <text:p>édouard15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ROY</text:p>
          </table:table-cell>
          <table:table-cell office:value-type="string">
            <text:p>Elliot</text:p>
          </table:table-cell>
          <table:table-cell office:value-type="string">
            <text:p>Saint-Étienne</text:p>
          </table:table-cell>
          <table:table-cell table:formula="of:=CONCATENATE(LOWER([.G16]);ROW();&quot;@zoo.net&quot;)" office:value-type="string" office:string-value="elliot16@zoo.net">
            <text:p>elliot1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UX</text:p>
          </table:table-cell>
          <table:table-cell office:value-type="string">
            <text:p>Émile</text:p>
          </table:table-cell>
          <table:table-cell office:value-type="string">
            <text:p>Toulon</text:p>
          </table:table-cell>
          <table:table-cell table:formula="of:=CONCATENATE(LOWER([.G17]);ROW();&quot;@zoo.net&quot;)" office:value-type="string" office:string-value="émile17@zoo.net">
            <text:p>émile1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AVID</text:p>
          </table:table-cell>
          <table:table-cell office:value-type="string">
            <text:p>Étienne</text:p>
          </table:table-cell>
          <table:table-cell office:value-type="string">
            <text:p>Grenoble</text:p>
          </table:table-cell>
          <table:table-cell table:formula="of:=CONCATENATE(LOWER([.G18]);ROW();&quot;@zoo.net&quot;)" office:value-type="string" office:string-value="étienne18@zoo.net">
            <text:p>étienne1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RTRAND</text:p>
          </table:table-cell>
          <table:table-cell office:value-type="string">
            <text:p>Félix</text:p>
          </table:table-cell>
          <table:table-cell office:value-type="string">
            <text:p>Dijon</text:p>
          </table:table-cell>
          <table:table-cell table:formula="of:=CONCATENATE(LOWER([.G19]);ROW();&quot;@zoo.net&quot;)" office:value-type="string" office:string-value="félix19@zoo.net">
            <text:p>félix1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REL</text:p>
          </table:table-cell>
          <table:table-cell office:value-type="string">
            <text:p>Gabriel</text:p>
          </table:table-cell>
          <table:table-cell office:value-type="string">
            <text:p>Angers</text:p>
          </table:table-cell>
          <table:table-cell table:formula="of:=CONCATENATE(LOWER([.G20]);ROW();&quot;@zoo.net&quot;)" office:value-type="string" office:string-value="gabriel20@zoo.net">
            <text:p>gabriel2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OURNIER</text:p>
          </table:table-cell>
          <table:table-cell office:value-type="string">
            <text:p>Guillaume</text:p>
          </table:table-cell>
          <table:table-cell office:value-type="string">
            <text:p>Villeurbanne</text:p>
          </table:table-cell>
          <table:table-cell table:formula="of:=CONCATENATE(LOWER([.G21]);ROW();&quot;@zoo.net&quot;)" office:value-type="string" office:string-value="guillaume21@zoo.net">
            <text:p>guillaume2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RARD</text:p>
          </table:table-cell>
          <table:table-cell office:value-type="string">
            <text:p>Hugo</text:p>
          </table:table-cell>
          <table:table-cell office:value-type="string">
            <text:p>Saint-Denis</text:p>
          </table:table-cell>
          <table:table-cell table:formula="of:=CONCATENATE(LOWER([.G22]);ROW();&quot;@zoo.net&quot;)" office:value-type="string" office:string-value="hugo22@zoo.net">
            <text:p>hugo2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NNET</text:p>
          </table:table-cell>
          <table:table-cell office:value-type="string">
            <text:p>Isaac</text:p>
          </table:table-cell>
          <table:table-cell office:value-type="string">
            <text:p>Le Mans</text:p>
          </table:table-cell>
          <table:table-cell table:formula="of:=CONCATENATE(LOWER([.G23]);ROW();&quot;@zoo.net&quot;)" office:value-type="string" office:string-value="isaac23@zoo.net">
            <text:p>isaac2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PONT</text:p>
          </table:table-cell>
          <table:table-cell office:value-type="string">
            <text:p>Jacob</text:p>
          </table:table-cell>
          <table:table-cell office:value-type="string">
            <text:p>Nîmes</text:p>
          </table:table-cell>
          <table:table-cell table:formula="of:=CONCATENATE(LOWER([.G24]);ROW();&quot;@zoo.net&quot;)" office:value-type="string" office:string-value="jacob24@zoo.net">
            <text:p>jacob2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MBERT</text:p>
          </table:table-cell>
          <table:table-cell office:value-type="string">
            <text:p>Jérémy</text:p>
          </table:table-cell>
          <table:table-cell office:value-type="string">
            <text:p>Aix-en-Provence</text:p>
          </table:table-cell>
          <table:table-cell table:formula="of:=CONCATENATE(LOWER([.G25]);ROW();&quot;@zoo.net&quot;)" office:value-type="string" office:string-value="jérémy25@zoo.net">
            <text:p>jérémy2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ONTAINE</text:p>
          </table:table-cell>
          <table:table-cell office:value-type="string">
            <text:p>Jonathan</text:p>
          </table:table-cell>
          <table:table-cell office:value-type="string">
            <text:p>Brest</text:p>
          </table:table-cell>
          <table:table-cell table:formula="of:=CONCATENATE(LOWER([.G26]);ROW();&quot;@zoo.net&quot;)" office:value-type="string" office:string-value="jonathan26@zoo.net">
            <text:p>jonathan2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USSEAU</text:p>
          </table:table-cell>
          <table:table-cell office:value-type="string">
            <text:p>Julien</text:p>
          </table:table-cell>
          <table:table-cell office:value-type="string">
            <text:p>Clermont-Ferrand</text:p>
          </table:table-cell>
          <table:table-cell table:formula="of:=CONCATENATE(LOWER([.G27]);ROW();&quot;@zoo.net&quot;)" office:value-type="string" office:string-value="julien27@zoo.net">
            <text:p>julien2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VINCENT</text:p>
          </table:table-cell>
          <table:table-cell office:value-type="string">
            <text:p>Justin</text:p>
          </table:table-cell>
          <table:table-cell office:value-type="string">
            <text:p>Limoges</text:p>
          </table:table-cell>
          <table:table-cell table:formula="of:=CONCATENATE(LOWER([.G28]);ROW();&quot;@zoo.net&quot;)" office:value-type="string" office:string-value="justin28@zoo.net">
            <text:p>justin2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ULLER</text:p>
          </table:table-cell>
          <table:table-cell office:value-type="string">
            <text:p>Léo</text:p>
          </table:table-cell>
          <table:table-cell office:value-type="string">
            <text:p>Tours</text:p>
          </table:table-cell>
          <table:table-cell table:formula="of:=CONCATENATE(LOWER([.G29]);ROW();&quot;@zoo.net&quot;)" office:value-type="string" office:string-value="léo29@zoo.net">
            <text:p>léo2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FEVRE</text:p>
          </table:table-cell>
          <table:table-cell office:value-type="string">
            <text:p>Logan</text:p>
          </table:table-cell>
          <table:table-cell office:value-type="string">
            <text:p>Amiens</text:p>
          </table:table-cell>
          <table:table-cell table:formula="of:=CONCATENATE(LOWER([.G30]);ROW();&quot;@zoo.net&quot;)" office:value-type="string" office:string-value="logan30@zoo.net">
            <text:p>logan3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AURE</text:p>
          </table:table-cell>
          <table:table-cell office:value-type="string">
            <text:p>Loïc</text:p>
          </table:table-cell>
          <table:table-cell office:value-type="string">
            <text:p>Metz</text:p>
          </table:table-cell>
          <table:table-cell table:formula="of:=CONCATENATE(LOWER([.G31]);ROW();&quot;@zoo.net&quot;)" office:value-type="string" office:string-value="loïc31@zoo.net">
            <text:p>loïc3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NDRE</text:p>
          </table:table-cell>
          <table:table-cell office:value-type="string">
            <text:p>Louis</text:p>
          </table:table-cell>
          <table:table-cell office:value-type="string">
            <text:p>Perpignan</text:p>
          </table:table-cell>
          <table:table-cell table:formula="of:=CONCATENATE(LOWER([.G32]);ROW();&quot;@zoo.net&quot;)" office:value-type="string" office:string-value="louis32@zoo.net">
            <text:p>louis3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RCIER</text:p>
          </table:table-cell>
          <table:table-cell office:value-type="string">
            <text:p>Lucas</text:p>
          </table:table-cell>
          <table:table-cell office:value-type="string">
            <text:p>Besançon</text:p>
          </table:table-cell>
          <table:table-cell table:formula="of:=CONCATENATE(LOWER([.G33]);ROW();&quot;@zoo.net&quot;)" office:value-type="string" office:string-value="lucas33@zoo.net">
            <text:p>lucas3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LANC</text:p>
          </table:table-cell>
          <table:table-cell office:value-type="string">
            <text:p>Ludovic</text:p>
          </table:table-cell>
          <table:table-cell office:value-type="string">
            <text:p>Boulogne-Billancourt</text:p>
          </table:table-cell>
          <table:table-cell table:formula="of:=CONCATENATE(LOWER([.G34]);ROW();&quot;@zoo.net&quot;)" office:value-type="string" office:string-value="ludovic34@zoo.net">
            <text:p>ludovic3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ERIN</text:p>
          </table:table-cell>
          <table:table-cell office:value-type="string">
            <text:p>Malik</text:p>
          </table:table-cell>
          <table:table-cell office:value-type="string">
            <text:p>Orléans</text:p>
          </table:table-cell>
          <table:table-cell table:formula="of:=CONCATENATE(LOWER([.G35]);ROW();&quot;@zoo.net&quot;)" office:value-type="string" office:string-value="malik35@zoo.net">
            <text:p>malik3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YER</text:p>
          </table:table-cell>
          <table:table-cell office:value-type="string">
            <text:p>Mathieu</text:p>
          </table:table-cell>
          <table:table-cell office:value-type="string">
            <text:p>Rouen</text:p>
          </table:table-cell>
          <table:table-cell table:formula="of:=CONCATENATE(LOWER([.G36]);ROW();&quot;@zoo.net&quot;)" office:value-type="string" office:string-value="mathieu36@zoo.net">
            <text:p>mathieu3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RNIER</text:p>
          </table:table-cell>
          <table:table-cell office:value-type="string">
            <text:p>Mathis</text:p>
          </table:table-cell>
          <table:table-cell office:value-type="string">
            <text:p>Mulhouse</text:p>
          </table:table-cell>
          <table:table-cell table:formula="of:=CONCATENATE(LOWER([.G37]);ROW();&quot;@zoo.net&quot;)" office:value-type="string" office:string-value="mathis37@zoo.net">
            <text:p>mathis3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EVALIER</text:p>
          </table:table-cell>
          <table:table-cell office:value-type="string">
            <text:p>Maxime</text:p>
          </table:table-cell>
          <table:table-cell office:value-type="string">
            <text:p>Caen</text:p>
          </table:table-cell>
          <table:table-cell table:formula="of:=CONCATENATE(LOWER([.G38]);ROW();&quot;@zoo.net&quot;)" office:value-type="string" office:string-value="maxime38@zoo.net">
            <text:p>maxime3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RANCOIS</text:p>
          </table:table-cell>
          <table:table-cell office:value-type="string">
            <text:p>Michaël</text:p>
          </table:table-cell>
          <table:table-cell office:value-type="string">
            <text:p>Saint-Denis</text:p>
          </table:table-cell>
          <table:table-cell table:formula="of:=CONCATENATE(LOWER([.G39]);ROW();&quot;@zoo.net&quot;)" office:value-type="string" office:string-value="michaël39@zoo.net">
            <text:p>michaël3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RAND</text:p>
          </table:table-cell>
          <table:table-cell office:value-type="string">
            <text:p>Nathan</text:p>
          </table:table-cell>
          <table:table-cell office:value-type="string">
            <text:p>Nancy</text:p>
          </table:table-cell>
          <table:table-cell table:formula="of:=CONCATENATE(LOWER([.G40]);ROW();&quot;@zoo.net&quot;)" office:value-type="string" office:string-value="nathan40@zoo.net">
            <text:p>nathan4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UTHIER</text:p>
          </table:table-cell>
          <table:table-cell office:value-type="string">
            <text:p>Nicolas</text:p>
          </table:table-cell>
          <table:table-cell office:value-type="string">
            <text:p>Saint-Paul</text:p>
          </table:table-cell>
          <table:table-cell table:formula="of:=CONCATENATE(LOWER([.G41]);ROW();&quot;@zoo.net&quot;)" office:value-type="string" office:string-value="nicolas41@zoo.net">
            <text:p>nicolas4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RCIA</text:p>
          </table:table-cell>
          <table:table-cell office:value-type="string">
            <text:p>Noah</text:p>
          </table:table-cell>
          <table:table-cell office:value-type="string">
            <text:p>Argenteuil</text:p>
          </table:table-cell>
          <table:table-cell table:formula="of:=CONCATENATE(LOWER([.G42]);ROW();&quot;@zoo.net&quot;)" office:value-type="string" office:string-value="noah42@zoo.net">
            <text:p>noah4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IN</text:p>
          </table:table-cell>
          <table:table-cell office:value-type="string">
            <text:p>Olivier</text:p>
          </table:table-cell>
          <table:table-cell office:value-type="string">
            <text:p>Montreuil</text:p>
          </table:table-cell>
          <table:table-cell table:formula="of:=CONCATENATE(LOWER([.G43]);ROW();&quot;@zoo.net&quot;)" office:value-type="string" office:string-value="olivier43@zoo.net">
            <text:p>olivier4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BIN</text:p>
          </table:table-cell>
          <table:table-cell office:value-type="string">
            <text:p>Philippe</text:p>
          </table:table-cell>
          <table:table-cell office:value-type="string">
            <text:p>Roubaix</text:p>
          </table:table-cell>
          <table:table-cell table:formula="of:=CONCATENATE(LOWER([.G44]);ROW();&quot;@zoo.net&quot;)" office:value-type="string" office:string-value="philippe44@zoo.net">
            <text:p>philippe4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LEMENT</text:p>
          </table:table-cell>
          <table:table-cell office:value-type="string">
            <text:p>Raphaël</text:p>
          </table:table-cell>
          <table:table-cell office:value-type="string">
            <text:p>Dunkerque16</text:p>
          </table:table-cell>
          <table:table-cell table:formula="of:=CONCATENATE(LOWER([.G45]);ROW();&quot;@zoo.net&quot;)" office:value-type="string" office:string-value="raphaël45@zoo.net">
            <text:p>raphaël4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RIN</text:p>
          </table:table-cell>
          <table:table-cell office:value-type="string">
            <text:p>Samuel</text:p>
          </table:table-cell>
          <table:table-cell office:value-type="string">
            <text:p>Tourcoing</text:p>
          </table:table-cell>
          <table:table-cell table:formula="of:=CONCATENATE(LOWER([.G46]);ROW();&quot;@zoo.net&quot;)" office:value-type="string" office:string-value="samuel46@zoo.net">
            <text:p>samuel4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NICOLAS</text:p>
          </table:table-cell>
          <table:table-cell office:value-type="string">
            <text:p>Simon</text:p>
          </table:table-cell>
          <table:table-cell office:value-type="string">
            <text:p>Créteil</text:p>
          </table:table-cell>
          <table:table-cell table:formula="of:=CONCATENATE(LOWER([.G47]);ROW();&quot;@zoo.net&quot;)" office:value-type="string" office:string-value="simon47@zoo.net">
            <text:p>simon4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ENRY</text:p>
          </table:table-cell>
          <table:table-cell office:value-type="string">
            <text:p>Thomas</text:p>
          </table:table-cell>
          <table:table-cell office:value-type="string">
            <text:p>Avignon</text:p>
          </table:table-cell>
          <table:table-cell table:formula="of:=CONCATENATE(LOWER([.G48]);ROW();&quot;@zoo.net&quot;)" office:value-type="string" office:string-value="thomas48@zoo.net">
            <text:p>thomas4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USSEL</text:p>
          </table:table-cell>
          <table:table-cell office:value-type="string">
            <text:p>Tommy</text:p>
          </table:table-cell>
          <table:table-cell office:value-type="string">
            <text:p>Nanterre</text:p>
          </table:table-cell>
          <table:table-cell table:formula="of:=CONCATENATE(LOWER([.G49]);ROW();&quot;@zoo.net&quot;)" office:value-type="string" office:string-value="tommy49@zoo.net">
            <text:p>tommy4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THIEU</text:p>
          </table:table-cell>
          <table:table-cell office:value-type="string">
            <text:p>Tristan</text:p>
          </table:table-cell>
          <table:table-cell office:value-type="string">
            <text:p>Poitiers</text:p>
          </table:table-cell>
          <table:table-cell table:formula="of:=CONCATENATE(LOWER([.G50]);ROW();&quot;@zoo.net&quot;)" office:value-type="string" office:string-value="tristan50@zoo.net">
            <text:p>tristan5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UTIER</text:p>
          </table:table-cell>
          <table:table-cell office:value-type="string">
            <text:p>Victor</text:p>
          </table:table-cell>
          <table:table-cell office:value-type="string">
            <text:p>Courbevoie</text:p>
          </table:table-cell>
          <table:table-cell table:formula="of:=CONCATENATE(LOWER([.G51]);ROW();&quot;@zoo.net&quot;)" office:value-type="string" office:string-value="victor51@zoo.net">
            <text:p>victor5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SSON</text:p>
          </table:table-cell>
          <table:table-cell office:value-type="string">
            <text:p>Vincent</text:p>
          </table:table-cell>
          <table:table-cell office:value-type="string">
            <text:p>Fort-de-France</text:p>
          </table:table-cell>
          <table:table-cell table:formula="of:=CONCATENATE(LOWER([.G52]);ROW();&quot;@zoo.net&quot;)" office:value-type="string" office:string-value="vincent52@zoo.net">
            <text:p>vincent5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CHAND</text:p>
          </table:table-cell>
          <table:table-cell office:value-type="string">
            <text:p>Alexia</text:p>
          </table:table-cell>
          <table:table-cell office:value-type="string">
            <text:p>Versailles</text:p>
          </table:table-cell>
          <table:table-cell table:formula="of:=CONCATENATE(LOWER([.G53]);ROW();&quot;@zoo.net&quot;)" office:value-type="string" office:string-value="alexia53@zoo.net">
            <text:p>alexia5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VAL</text:p>
          </table:table-cell>
          <table:table-cell office:value-type="string">
            <text:p>Alice</text:p>
          </table:table-cell>
          <table:table-cell office:value-type="string">
            <text:p>Vitry-sur-Seine</text:p>
          </table:table-cell>
          <table:table-cell table:formula="of:=CONCATENATE(LOWER([.G54]);ROW();&quot;@zoo.net&quot;)" office:value-type="string" office:string-value="alice54@zoo.net">
            <text:p>alice5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ENIS</text:p>
          </table:table-cell>
          <table:table-cell office:value-type="string">
            <text:p>Alicia</text:p>
          </table:table-cell>
          <table:table-cell office:value-type="string">
            <text:p>Colombes</text:p>
          </table:table-cell>
          <table:table-cell table:formula="of:=CONCATENATE(LOWER([.G55]);ROW();&quot;@zoo.net&quot;)" office:value-type="string" office:string-value="alicia55@zoo.net">
            <text:p>alicia5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MONT</text:p>
          </table:table-cell>
          <table:table-cell office:value-type="string">
            <text:p>Amélie</text:p>
          </table:table-cell>
          <table:table-cell office:value-type="string">
            <text:p>Asnières-sur-Seine</text:p>
          </table:table-cell>
          <table:table-cell table:formula="of:=CONCATENATE(LOWER([.G56]);ROW();&quot;@zoo.net&quot;)" office:value-type="string" office:string-value="amélie56@zoo.net">
            <text:p>amélie5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IE</text:p>
          </table:table-cell>
          <table:table-cell office:value-type="string">
            <text:p>Anaïs</text:p>
          </table:table-cell>
          <table:table-cell office:value-type="string">
            <text:p>Aulnay-sous-Bois</text:p>
          </table:table-cell>
          <table:table-cell table:formula="of:=CONCATENATE(LOWER([.G57]);ROW();&quot;@zoo.net&quot;)" office:value-type="string" office:string-value="anaïs57@zoo.net">
            <text:p>anaïs5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MAIRE</text:p>
          </table:table-cell>
          <table:table-cell office:value-type="string">
            <text:p>Annabelle</text:p>
          </table:table-cell>
          <table:table-cell office:value-type="string">
            <text:p>Pau</text:p>
          </table:table-cell>
          <table:table-cell table:formula="of:=CONCATENATE(LOWER([.G58]);ROW();&quot;@zoo.net&quot;)" office:value-type="string" office:string-value="annabelle58@zoo.net">
            <text:p>annabelle58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NOEL</text:p>
          </table:table-cell>
          <table:table-cell office:value-type="string">
            <text:p>Arianne</text:p>
          </table:table-cell>
          <table:table-cell office:value-type="string">
            <text:p>Rueil-Malmaison</text:p>
          </table:table-cell>
          <table:table-cell table:formula="of:=CONCATENATE(LOWER([.G59]);ROW();&quot;@zoo.net&quot;)" office:value-type="string" office:string-value="arianne59@zoo.net">
            <text:p>arianne5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YER</text:p>
          </table:table-cell>
          <table:table-cell office:value-type="string">
            <text:p>Audrey</text:p>
          </table:table-cell>
          <table:table-cell office:value-type="string">
            <text:p>Saint-Pierre</text:p>
          </table:table-cell>
          <table:table-cell table:formula="of:=CONCATENATE(LOWER([.G60]);ROW();&quot;@zoo.net&quot;)" office:value-type="string" office:string-value="audrey60@zoo.net">
            <text:p>audrey6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FOUR</text:p>
          </table:table-cell>
          <table:table-cell office:value-type="string">
            <text:p>Aurélie</text:p>
          </table:table-cell>
          <table:table-cell office:value-type="string">
            <text:p>Aubervilliers</text:p>
          </table:table-cell>
          <table:table-cell table:formula="of:=CONCATENATE(LOWER([.G61]);ROW();&quot;@zoo.net&quot;)" office:value-type="string" office:string-value="aurélie61@zoo.net">
            <text:p>aurélie6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UNIER</text:p>
          </table:table-cell>
          <table:table-cell office:value-type="string">
            <text:p>Camille</text:p>
          </table:table-cell>
          <table:table-cell office:value-type="string">
            <text:p>Champigny-sur-Marne</text:p>
          </table:table-cell>
          <table:table-cell table:formula="of:=CONCATENATE(LOWER([.G62]);ROW();&quot;@zoo.net&quot;)" office:value-type="string" office:string-value="camille62@zoo.net">
            <text:p>camille6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RUN</text:p>
          </table:table-cell>
          <table:table-cell office:value-type="string">
            <text:p>Catherine</text:p>
          </table:table-cell>
          <table:table-cell office:value-type="string">
            <text:p>La Rochelle</text:p>
          </table:table-cell>
          <table:table-cell table:formula="of:=CONCATENATE(LOWER([.G63]);ROW();&quot;@zoo.net&quot;)" office:value-type="string" office:string-value="catherine63@zoo.net">
            <text:p>catherine6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LANCHARD</text:p>
          </table:table-cell>
          <table:table-cell office:value-type="string">
            <text:p>Charlotte</text:p>
          </table:table-cell>
          <table:table-cell office:value-type="string">
            <text:p>Saint-Maur-des-Fossés</text:p>
          </table:table-cell>
          <table:table-cell table:formula="of:=CONCATENATE(LOWER([.G64]);ROW();&quot;@zoo.net&quot;)" office:value-type="string" office:string-value="charlotte64@zoo.net">
            <text:p>charlotte6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RAUD</text:p>
          </table:table-cell>
          <table:table-cell office:value-type="string">
            <text:p>Chloé</text:p>
          </table:table-cell>
          <table:table-cell office:value-type="string">
            <text:p>Antibes</text:p>
          </table:table-cell>
          <table:table-cell table:formula="of:=CONCATENATE(LOWER([.G65]);ROW();&quot;@zoo.net&quot;)" office:value-type="string" office:string-value="chloé65@zoo.net">
            <text:p>chloé6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OLY</text:p>
          </table:table-cell>
          <table:table-cell office:value-type="string">
            <text:p>Clara</text:p>
          </table:table-cell>
          <table:table-cell office:value-type="string">
            <text:p>Calais</text:p>
          </table:table-cell>
          <table:table-cell table:formula="of:=CONCATENATE(LOWER([.G66]);ROW();&quot;@zoo.net&quot;)" office:value-type="string" office:string-value="clara66@zoo.net">
            <text:p>clara6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IVIERE</text:p>
          </table:table-cell>
          <table:table-cell office:value-type="string">
            <text:p>Coralie</text:p>
          </table:table-cell>
          <table:table-cell office:value-type="string">
            <text:p>Le Tampon</text:p>
          </table:table-cell>
          <table:table-cell table:formula="of:=CONCATENATE(LOWER([.G67]);ROW();&quot;@zoo.net&quot;)" office:value-type="string" office:string-value="coralie67@zoo.net">
            <text:p>coralie67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UCAS</text:p>
          </table:table-cell>
          <table:table-cell office:value-type="string">
            <text:p>Daphnée</text:p>
          </table:table-cell>
          <table:table-cell office:value-type="string">
            <text:p>Cannes</text:p>
          </table:table-cell>
          <table:table-cell table:formula="of:=CONCATENATE(LOWER([.G68]);ROW();&quot;@zoo.net&quot;)" office:value-type="string" office:string-value="daphnée68@zoo.net">
            <text:p>daphnée6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RUNET</text:p>
          </table:table-cell>
          <table:table-cell office:value-type="string">
            <text:p>Delphine</text:p>
          </table:table-cell>
          <table:table-cell office:value-type="string">
            <text:p>Béziers</text:p>
          </table:table-cell>
          <table:table-cell table:formula="of:=CONCATENATE(LOWER([.G69]);ROW();&quot;@zoo.net&quot;)" office:value-type="string" office:string-value="delphine69@zoo.net">
            <text:p>delphine69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ILLARD</text:p>
          </table:table-cell>
          <table:table-cell office:value-type="string">
            <text:p>Elizabeth</text:p>
          </table:table-cell>
          <table:table-cell office:value-type="string">
            <text:p>Colmar</text:p>
          </table:table-cell>
          <table:table-cell table:formula="of:=CONCATENATE(LOWER([.G70]);ROW();&quot;@zoo.net&quot;)" office:value-type="string" office:string-value="elizabeth70@zoo.net">
            <text:p>elizabeth7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BIER</text:p>
          </table:table-cell>
          <table:table-cell office:value-type="string">
            <text:p>Élodie</text:p>
          </table:table-cell>
          <table:table-cell office:value-type="string">
            <text:p>Saint-Nazaire</text:p>
          </table:table-cell>
          <table:table-cell table:formula="of:=CONCATENATE(LOWER([.G71]);ROW();&quot;@zoo.net&quot;)" office:value-type="string" office:string-value="élodie71@zoo.net">
            <text:p>élodie7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RNAUD</text:p>
          </table:table-cell>
          <table:table-cell office:value-type="string">
            <text:p>Émilie</text:p>
          </table:table-cell>
          <table:table-cell office:value-type="string">
            <text:p>Drancy</text:p>
          </table:table-cell>
          <table:table-cell table:formula="of:=CONCATENATE(LOWER([.G72]);ROW();&quot;@zoo.net&quot;)" office:value-type="string" office:string-value="émilie72@zoo.net">
            <text:p>émilie7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TINEZ</text:p>
          </table:table-cell>
          <table:table-cell office:value-type="string">
            <text:p>Emma</text:p>
          </table:table-cell>
          <table:table-cell office:value-type="string">
            <text:p>Bourges</text:p>
          </table:table-cell>
          <table:table-cell table:formula="of:=CONCATENATE(LOWER([.G73]);ROW();&quot;@zoo.net&quot;)" office:value-type="string" office:string-value="emma73@zoo.net">
            <text:p>emma73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ERARD</text:p>
          </table:table-cell>
          <table:table-cell office:value-type="string">
            <text:p>Emy</text:p>
          </table:table-cell>
          <table:table-cell office:value-type="string">
            <text:p>Mérignac</text:p>
          </table:table-cell>
          <table:table-cell table:formula="of:=CONCATENATE(LOWER([.G74]);ROW();&quot;@zoo.net&quot;)" office:value-type="string" office:string-value="emy74@zoo.net">
            <text:p>emy7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CHE</text:p>
          </table:table-cell>
          <table:table-cell office:value-type="string">
            <text:p>Ève</text:p>
          </table:table-cell>
          <table:table-cell office:value-type="string">
            <text:p>Ajaccio</text:p>
          </table:table-cell>
          <table:table-cell table:formula="of:=CONCATENATE(LOWER([.G75]);ROW();&quot;@zoo.net&quot;)" office:value-type="string" office:string-value="ève75@zoo.net">
            <text:p>ève7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NARD</text:p>
          </table:table-cell>
          <table:table-cell office:value-type="string">
            <text:p>Florence</text:p>
          </table:table-cell>
          <table:table-cell office:value-type="string">
            <text:p>Issy-les-Moulineaux</text:p>
          </table:table-cell>
          <table:table-cell table:formula="of:=CONCATENATE(LOWER([.G76]);ROW();&quot;@zoo.net&quot;)" office:value-type="string" office:string-value="florence76@zoo.net">
            <text:p>florence7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CHMITT</text:p>
          </table:table-cell>
          <table:table-cell office:value-type="string">
            <text:p>Gabrielle</text:p>
          </table:table-cell>
          <table:table-cell office:value-type="string">
            <text:p>Levallois-Perret</text:p>
          </table:table-cell>
          <table:table-cell table:formula="of:=CONCATENATE(LOWER([.G77]);ROW();&quot;@zoo.net&quot;)" office:value-type="string" office:string-value="gabrielle77@zoo.net">
            <text:p>gabrielle7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Y</text:p>
          </table:table-cell>
          <table:table-cell office:value-type="string">
            <text:p>Jade</text:p>
          </table:table-cell>
          <table:table-cell office:value-type="string">
            <text:p>Villeneuve-d'Ascq</text:p>
          </table:table-cell>
          <table:table-cell table:formula="of:=CONCATENATE(LOWER([.G78]);ROW();&quot;@zoo.net&quot;)" office:value-type="string" office:string-value="jade78@zoo.net">
            <text:p>jade7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ROUX</text:p>
          </table:table-cell>
          <table:table-cell office:value-type="string">
            <text:p>Juliette</text:p>
          </table:table-cell>
          <table:table-cell office:value-type="string">
            <text:p>Quimper</text:p>
          </table:table-cell>
          <table:table-cell table:formula="of:=CONCATENATE(LOWER([.G79]);ROW();&quot;@zoo.net&quot;)" office:value-type="string" office:string-value="juliette79@zoo.net">
            <text:p>juliette7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LIN</text:p>
          </table:table-cell>
          <table:table-cell office:value-type="string">
            <text:p>Justine</text:p>
          </table:table-cell>
          <table:table-cell office:value-type="string">
            <text:p>Valence</text:p>
          </table:table-cell>
          <table:table-cell table:formula="of:=CONCATENATE(LOWER([.G80]);ROW();&quot;@zoo.net&quot;)" office:value-type="string" office:string-value="justine80@zoo.net">
            <text:p>justine8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VIDAL</text:p>
          </table:table-cell>
          <table:table-cell office:value-type="string">
            <text:p>Laurence</text:p>
          </table:table-cell>
          <table:table-cell office:value-type="string">
            <text:p>Noisy-le-Grand</text:p>
          </table:table-cell>
          <table:table-cell table:formula="of:=CONCATENATE(LOWER([.G81]);ROW();&quot;@zoo.net&quot;)" office:value-type="string" office:string-value="laurence81@zoo.net">
            <text:p>laurence8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ON</text:p>
          </table:table-cell>
          <table:table-cell office:value-type="string">
            <text:p>Laurie</text:p>
          </table:table-cell>
          <table:table-cell office:value-type="string">
            <text:p>La Seyne-sur-Mer</text:p>
          </table:table-cell>
          <table:table-cell table:formula="of:=CONCATENATE(LOWER([.G82]);ROW();&quot;@zoo.net&quot;)" office:value-type="string" office:string-value="laurie82@zoo.net">
            <text:p>laurie8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ICARD</text:p>
          </table:table-cell>
          <table:table-cell office:value-type="string">
            <text:p>Léa</text:p>
          </table:table-cell>
          <table:table-cell office:value-type="string">
            <text:p>Antony</text:p>
          </table:table-cell>
          <table:table-cell table:formula="of:=CONCATENATE(LOWER([.G83]);ROW();&quot;@zoo.net&quot;)" office:value-type="string" office:string-value="léa83@zoo.net">
            <text:p>léa83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GER</text:p>
          </table:table-cell>
          <table:table-cell office:value-type="string">
            <text:p>Léanne</text:p>
          </table:table-cell>
          <table:table-cell office:value-type="string">
            <text:p>Neuilly-sur-Seine</text:p>
          </table:table-cell>
          <table:table-cell table:formula="of:=CONCATENATE(LOWER([.G84]);ROW();&quot;@zoo.net&quot;)" office:value-type="string" office:string-value="léanne84@zoo.net">
            <text:p>léanne84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ABRE</text:p>
          </table:table-cell>
          <table:table-cell office:value-type="string">
            <text:p>Maélie</text:p>
          </table:table-cell>
          <table:table-cell office:value-type="string">
            <text:p>Troyes</text:p>
          </table:table-cell>
          <table:table-cell table:formula="of:=CONCATENATE(LOWER([.G85]);ROW();&quot;@zoo.net&quot;)" office:value-type="string" office:string-value="maélie85@zoo.net">
            <text:p>maélie8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UBERT</text:p>
          </table:table-cell>
          <table:table-cell office:value-type="string">
            <text:p>Maéva</text:p>
          </table:table-cell>
          <table:table-cell office:value-type="string">
            <text:p>Vénissieux</text:p>
          </table:table-cell>
          <table:table-cell table:formula="of:=CONCATENATE(LOWER([.G86]);ROW();&quot;@zoo.net&quot;)" office:value-type="string" office:string-value="maéva86@zoo.net">
            <text:p>maéva86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MOINE</text:p>
          </table:table-cell>
          <table:table-cell office:value-type="string">
            <text:p>Maika</text:p>
          </table:table-cell>
          <table:table-cell office:value-type="string">
            <text:p>Clichy</text:p>
          </table:table-cell>
          <table:table-cell table:formula="of:=CONCATENATE(LOWER([.G87]);ROW();&quot;@zoo.net&quot;)" office:value-type="string" office:string-value="maika87@zoo.net">
            <text:p>maika8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NAUD</text:p>
          </table:table-cell>
          <table:table-cell office:value-type="string">
            <text:p>Marianne</text:p>
          </table:table-cell>
          <table:table-cell office:value-type="string">
            <text:p>Sarcelles</text:p>
          </table:table-cell>
          <table:table-cell table:formula="of:=CONCATENATE(LOWER([.G88]);ROW();&quot;@zoo.net&quot;)" office:value-type="string" office:string-value="marianne88@zoo.net">
            <text:p>marianne88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MAS</text:p>
          </table:table-cell>
          <table:table-cell office:value-type="string">
            <text:p>Marilou</text:p>
          </table:table-cell>
          <table:table-cell office:value-type="string">
            <text:p>Les Abymes</text:p>
          </table:table-cell>
          <table:table-cell table:formula="of:=CONCATENATE(LOWER([.G89]);ROW();&quot;@zoo.net&quot;)" office:value-type="string" office:string-value="marilou89@zoo.net">
            <text:p>marilou89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CROIX</text:p>
          </table:table-cell>
          <table:table-cell office:value-type="string">
            <text:p>Maude</text:p>
          </table:table-cell>
          <table:table-cell office:value-type="string">
            <text:p>Pessac</text:p>
          </table:table-cell>
          <table:table-cell table:formula="of:=CONCATENATE(LOWER([.G90]);ROW();&quot;@zoo.net&quot;)" office:value-type="string" office:string-value="maude90@zoo.net">
            <text:p>maude9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OLIVIER</text:p>
          </table:table-cell>
          <table:table-cell office:value-type="string">
            <text:p>Maya</text:p>
          </table:table-cell>
          <table:table-cell office:value-type="string">
            <text:p>Ivry-sur-Seine</text:p>
          </table:table-cell>
          <table:table-cell table:formula="of:=CONCATENATE(LOWER([.G91]);ROW();&quot;@zoo.net&quot;)" office:value-type="string" office:string-value="maya91@zoo.net">
            <text:p>maya91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HILIPPE</text:p>
          </table:table-cell>
          <table:table-cell office:value-type="string">
            <text:p>Mégan</text:p>
          </table:table-cell>
          <table:table-cell office:value-type="string">
            <text:p>Chambéry</text:p>
          </table:table-cell>
          <table:table-cell table:formula="of:=CONCATENATE(LOWER([.G92]);ROW();&quot;@zoo.net&quot;)" office:value-type="string" office:string-value="mégan92@zoo.net">
            <text:p>mégan9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RGEOIS</text:p>
          </table:table-cell>
          <table:table-cell office:value-type="string">
            <text:p>Mélodie</text:p>
          </table:table-cell>
          <table:table-cell office:value-type="string">
            <text:p>Niort</text:p>
          </table:table-cell>
          <table:table-cell table:formula="of:=CONCATENATE(LOWER([.G93]);ROW();&quot;@zoo.net&quot;)" office:value-type="string" office:string-value="mélodie93@zoo.net">
            <text:p>mélodie93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IERRE</text:p>
          </table:table-cell>
          <table:table-cell office:value-type="string">
            <text:p>Mia</text:p>
          </table:table-cell>
          <table:table-cell office:value-type="string">
            <text:p>Lorient</text:p>
          </table:table-cell>
          <table:table-cell table:formula="of:=CONCATENATE(LOWER([.G94]);ROW();&quot;@zoo.net&quot;)" office:value-type="string" office:string-value="mia94@zoo.net">
            <text:p>mia9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NOIT</text:p>
          </table:table-cell>
          <table:table-cell office:value-type="string">
            <text:p>Noémie</text:p>
          </table:table-cell>
          <table:table-cell office:value-type="string">
            <text:p>Cergy</text:p>
          </table:table-cell>
          <table:table-cell table:formula="of:=CONCATENATE(LOWER([.G95]);ROW();&quot;@zoo.net&quot;)" office:value-type="string" office:string-value="noémie95@zoo.net">
            <text:p>noémie9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Y</text:p>
          </table:table-cell>
          <table:table-cell office:value-type="string">
            <text:p>Océane</text:p>
          </table:table-cell>
          <table:table-cell office:value-type="string">
            <text:p>Montauban</text:p>
          </table:table-cell>
          <table:table-cell table:formula="of:=CONCATENATE(LOWER([.G96]);ROW();&quot;@zoo.net&quot;)" office:value-type="string" office:string-value="océane96@zoo.net">
            <text:p>océane9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CLERC</text:p>
          </table:table-cell>
          <table:table-cell office:value-type="string">
            <text:p>Olivia</text:p>
          </table:table-cell>
          <table:table-cell office:value-type="string">
            <text:p>Saint-Quentin</text:p>
          </table:table-cell>
          <table:table-cell table:formula="of:=CONCATENATE(LOWER([.G97]);ROW();&quot;@zoo.net&quot;)" office:value-type="string" office:string-value="olivia97@zoo.net">
            <text:p>olivia9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AYET</text:p>
          </table:table-cell>
          <table:table-cell office:value-type="string">
            <text:p>Rosalie</text:p>
          </table:table-cell>
          <table:table-cell office:value-type="string">
            <text:p>Cayenne</text:p>
          </table:table-cell>
          <table:table-cell table:formula="of:=CONCATENATE(LOWER([.G98]);ROW();&quot;@zoo.net&quot;)" office:value-type="string" office:string-value="rosalie98@zoo.net">
            <text:p>rosalie9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LLAND</text:p>
          </table:table-cell>
          <table:table-cell office:value-type="string">
            <text:p>Rose</text:p>
          </table:table-cell>
          <table:table-cell office:value-type="string">
            <text:p>Villejuif</text:p>
          </table:table-cell>
          <table:table-cell table:formula="of:=CONCATENATE(LOWER([.G99]);ROW();&quot;@zoo.net&quot;)" office:value-type="string" office:string-value="rose99@zoo.net">
            <text:p>rose9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CLERCQ</text:p>
          </table:table-cell>
          <table:table-cell office:value-type="string">
            <text:p>Sarah</text:p>
          </table:table-cell>
          <table:table-cell office:value-type="string">
            <text:p>Beauvais</text:p>
          </table:table-cell>
          <table:table-cell table:formula="of:=CONCATENATE(LOWER([.G100]);ROW();&quot;@zoo.net&quot;)" office:value-type="string" office:string-value="sarah100@zoo.net">
            <text:p>sarah10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ILLAUME</text:p>
          </table:table-cell>
          <table:table-cell office:value-type="string">
            <text:p>Sofia</text:p>
          </table:table-cell>
          <table:table-cell office:value-type="string">
            <text:p>Hyères</text:p>
          </table:table-cell>
          <table:table-cell table:formula="of:=CONCATENATE(LOWER([.G101]);ROW();&quot;@zoo.net&quot;)" office:value-type="string" office:string-value="sofia101@zoo.net">
            <text:p>sofia10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COMTE</text:p>
          </table:table-cell>
          <table:table-cell office:value-type="string">
            <text:p>Victoria</text:p>
          </table:table-cell>
          <table:table-cell office:value-type="string">
            <text:p>Épinay-sur-Seine</text:p>
          </table:table-cell>
          <table:table-cell table:formula="of:=CONCATENATE(LOWER([.G102]);ROW();&quot;@zoo.net&quot;)" office:value-type="string" office:string-value="victoria102@zoo.net">
            <text:p>victoria10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OPEZ</text:p>
          </table:table-cell>
          <table:table-cell office:value-type="string">
            <text:p>Adam</text:p>
          </table:table-cell>
          <table:table-cell office:value-type="string">
            <text:p>Pantin</text:p>
          </table:table-cell>
          <table:table-cell table:formula="of:=CONCATENATE(LOWER([.G103]);ROW();&quot;@zoo.net&quot;)" office:value-type="string" office:string-value="adam103@zoo.net">
            <text:p>adam10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EAN</text:p>
          </table:table-cell>
          <table:table-cell office:value-type="string">
            <text:p>Alex</text:p>
          </table:table-cell>
          <table:table-cell office:value-type="string">
            <text:p>Cholet</text:p>
          </table:table-cell>
          <table:table-cell table:formula="of:=CONCATENATE(LOWER([.G104]);ROW();&quot;@zoo.net&quot;)" office:value-type="string" office:string-value="alex104@zoo.net">
            <text:p>alex10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PUY</text:p>
          </table:table-cell>
          <table:table-cell office:value-type="string">
            <text:p>Alexandre</text:p>
          </table:table-cell>
          <table:table-cell office:value-type="string">
            <text:p>Saint-André</text:p>
          </table:table-cell>
          <table:table-cell table:formula="of:=CONCATENATE(LOWER([.G105]);ROW();&quot;@zoo.net&quot;)" office:value-type="string" office:string-value="alexandre105@zoo.net">
            <text:p>alexandre10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ILLOT</text:p>
          </table:table-cell>
          <table:table-cell office:value-type="string">
            <text:p>Alexis</text:p>
          </table:table-cell>
          <table:table-cell office:value-type="string">
            <text:p>Bondy</text:p>
          </table:table-cell>
          <table:table-cell table:formula="of:=CONCATENATE(LOWER([.G106]);ROW();&quot;@zoo.net&quot;)" office:value-type="string" office:string-value="alexis106@zoo.net">
            <text:p>alexis10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UBERT</text:p>
          </table:table-cell>
          <table:table-cell office:value-type="string">
            <text:p>Anthony</text:p>
          </table:table-cell>
          <table:table-cell office:value-type="string">
            <text:p>Fontenay-sous-Bois</text:p>
          </table:table-cell>
          <table:table-cell table:formula="of:=CONCATENATE(LOWER([.G107]);ROW();&quot;@zoo.net&quot;)" office:value-type="string" office:string-value="anthony107@zoo.net">
            <text:p>anthony10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RGER</text:p>
          </table:table-cell>
          <table:table-cell office:value-type="string">
            <text:p>Antoine</text:p>
          </table:table-cell>
          <table:table-cell office:value-type="string">
            <text:p>Maisons-Alfort</text:p>
          </table:table-cell>
          <table:table-cell table:formula="of:=CONCATENATE(LOWER([.G108]);ROW();&quot;@zoo.net&quot;)" office:value-type="string" office:string-value="antoine108@zoo.net">
            <text:p>antoine10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PENTIER</text:p>
          </table:table-cell>
          <table:table-cell office:value-type="string">
            <text:p>Benjamin</text:p>
          </table:table-cell>
          <table:table-cell office:value-type="string">
            <text:p>Chelles</text:p>
          </table:table-cell>
          <table:table-cell table:formula="of:=CONCATENATE(LOWER([.G109]);ROW();&quot;@zoo.net&quot;)" office:value-type="string" office:string-value="benjamin109@zoo.net">
            <text:p>benjamin10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ANCHEZ</text:p>
          </table:table-cell>
          <table:table-cell office:value-type="string">
            <text:p>Cédric</text:p>
          </table:table-cell>
          <table:table-cell office:value-type="string">
            <text:p>La Roche-sur-Yon</text:p>
          </table:table-cell>
          <table:table-cell table:formula="of:=CONCATENATE(LOWER([.G110]);ROW();&quot;@zoo.net&quot;)" office:value-type="string" office:string-value="cédric110@zoo.net">
            <text:p>cédric11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UPUIS</text:p>
          </table:table-cell>
          <table:table-cell office:value-type="string">
            <text:p>Charles</text:p>
          </table:table-cell>
          <table:table-cell office:value-type="string">
            <text:p>Arles</text:p>
          </table:table-cell>
          <table:table-cell table:formula="of:=CONCATENATE(LOWER([.G111]);ROW();&quot;@zoo.net&quot;)" office:value-type="string" office:string-value="charles111@zoo.net">
            <text:p>charles11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ULIN</text:p>
          </table:table-cell>
          <table:table-cell office:value-type="string">
            <text:p>Christopher</text:p>
          </table:table-cell>
          <table:table-cell office:value-type="string">
            <text:p>Clamart</text:p>
          </table:table-cell>
          <table:table-cell table:formula="of:=CONCATENATE(LOWER([.G112]);ROW();&quot;@zoo.net&quot;)" office:value-type="string" office:string-value="christopher112@zoo.net">
            <text:p>christopher11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OUIS</text:p>
          </table:table-cell>
          <table:table-cell office:value-type="string">
            <text:p>David</text:p>
          </table:table-cell>
          <table:table-cell office:value-type="string">
            <text:p>Vannes</text:p>
          </table:table-cell>
          <table:table-cell table:formula="of:=CONCATENATE(LOWER([.G113]);ROW();&quot;@zoo.net&quot;)" office:value-type="string" office:string-value="david113@zoo.net">
            <text:p>david11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ESCHAMPS</text:p>
          </table:table-cell>
          <table:table-cell office:value-type="string">
            <text:p>Dylan</text:p>
          </table:table-cell>
          <table:table-cell office:value-type="string">
            <text:p>Évry</text:p>
          </table:table-cell>
          <table:table-cell table:formula="of:=CONCATENATE(LOWER([.G114]);ROW();&quot;@zoo.net&quot;)" office:value-type="string" office:string-value="dylan114@zoo.net">
            <text:p>dylan11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UET</text:p>
          </table:table-cell>
          <table:table-cell office:value-type="string">
            <text:p>Édouard</text:p>
          </table:table-cell>
          <table:table-cell office:value-type="string">
            <text:p>Saint-Louis</text:p>
          </table:table-cell>
          <table:table-cell table:formula="of:=CONCATENATE(LOWER([.G115]);ROW();&quot;@zoo.net&quot;)" office:value-type="string" office:string-value="édouard115@zoo.net">
            <text:p>édouard115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VASSEUR</text:p>
          </table:table-cell>
          <table:table-cell office:value-type="string">
            <text:p>Elliot</text:p>
          </table:table-cell>
          <table:table-cell office:value-type="string">
            <text:p>Fréjus</text:p>
          </table:table-cell>
          <table:table-cell table:formula="of:=CONCATENATE(LOWER([.G116]);ROW();&quot;@zoo.net&quot;)" office:value-type="string" office:string-value="elliot116@zoo.net">
            <text:p>elliot11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EZ</text:p>
          </table:table-cell>
          <table:table-cell office:value-type="string">
            <text:p>Émile</text:p>
          </table:table-cell>
          <table:table-cell office:value-type="string">
            <text:p>Le Blanc-Mesnil</text:p>
          </table:table-cell>
          <table:table-cell table:formula="of:=CONCATENATE(LOWER([.G117]);ROW();&quot;@zoo.net&quot;)" office:value-type="string" office:string-value="émile117@zoo.net">
            <text:p>émile11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CHER</text:p>
          </table:table-cell>
          <table:table-cell office:value-type="string">
            <text:p>Étienne</text:p>
          </table:table-cell>
          <table:table-cell office:value-type="string">
            <text:p>Sartrouville</text:p>
          </table:table-cell>
          <table:table-cell table:formula="of:=CONCATENATE(LOWER([.G118]);ROW();&quot;@zoo.net&quot;)" office:value-type="string" office:string-value="étienne118@zoo.net">
            <text:p>étienne11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LEURY</text:p>
          </table:table-cell>
          <table:table-cell office:value-type="string">
            <text:p>Félix</text:p>
          </table:table-cell>
          <table:table-cell office:value-type="string">
            <text:p>Narbonne</text:p>
          </table:table-cell>
          <table:table-cell table:formula="of:=CONCATENATE(LOWER([.G119]);ROW();&quot;@zoo.net&quot;)" office:value-type="string" office:string-value="félix119@zoo.net">
            <text:p>félix11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YER</text:p>
          </table:table-cell>
          <table:table-cell office:value-type="string">
            <text:p>Gabriel</text:p>
          </table:table-cell>
          <table:table-cell office:value-type="string">
            <text:p>Grasse</text:p>
          </table:table-cell>
          <table:table-cell table:formula="of:=CONCATENATE(LOWER([.G120]);ROW();&quot;@zoo.net&quot;)" office:value-type="string" office:string-value="gabriel120@zoo.net">
            <text:p>gabriel12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KLEIN</text:p>
          </table:table-cell>
          <table:table-cell office:value-type="string">
            <text:p>Guillaume</text:p>
          </table:table-cell>
          <table:table-cell office:value-type="string">
            <text:p>Laval</text:p>
          </table:table-cell>
          <table:table-cell table:formula="of:=CONCATENATE(LOWER([.G121]);ROW();&quot;@zoo.net&quot;)" office:value-type="string" office:string-value="guillaume121@zoo.net">
            <text:p>guillaume12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ACQUET</text:p>
          </table:table-cell>
          <table:table-cell office:value-type="string">
            <text:p>Hugo</text:p>
          </table:table-cell>
          <table:table-cell office:value-type="string">
            <text:p>Meaux</text:p>
          </table:table-cell>
          <table:table-cell table:formula="of:=CONCATENATE(LOWER([.G122]);ROW();&quot;@zoo.net&quot;)" office:value-type="string" office:string-value="hugo122@zoo.net">
            <text:p>hugo12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DAM</text:p>
          </table:table-cell>
          <table:table-cell office:value-type="string">
            <text:p>Isaac</text:p>
          </table:table-cell>
          <table:table-cell office:value-type="string">
            <text:p>Évreux</text:p>
          </table:table-cell>
          <table:table-cell table:formula="of:=CONCATENATE(LOWER([.G123]);ROW();&quot;@zoo.net&quot;)" office:value-type="string" office:string-value="isaac123@zoo.net">
            <text:p>isaac12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ARIS</text:p>
          </table:table-cell>
          <table:table-cell office:value-type="string">
            <text:p>Jacob</text:p>
          </table:table-cell>
          <table:table-cell office:value-type="string">
            <text:p>Annecy</text:p>
          </table:table-cell>
          <table:table-cell table:formula="of:=CONCATENATE(LOWER([.G124]);ROW();&quot;@zoo.net&quot;)" office:value-type="string" office:string-value="jacob124@zoo.net">
            <text:p>jacob12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OIRIER</text:p>
          </table:table-cell>
          <table:table-cell office:value-type="string">
            <text:p>Jérémy</text:p>
          </table:table-cell>
          <table:table-cell office:value-type="string">
            <text:p>Belfort</text:p>
          </table:table-cell>
          <table:table-cell table:formula="of:=CONCATENATE(LOWER([.G125]);ROW();&quot;@zoo.net&quot;)" office:value-type="string" office:string-value="jérémy125@zoo.net">
            <text:p>jérémy12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TY</text:p>
          </table:table-cell>
          <table:table-cell office:value-type="string">
            <text:p>Jonathan</text:p>
          </table:table-cell>
          <table:table-cell office:value-type="string">
            <text:p>Sevran</text:p>
          </table:table-cell>
          <table:table-cell table:formula="of:=CONCATENATE(LOWER([.G126]);ROW();&quot;@zoo.net&quot;)" office:value-type="string" office:string-value="jonathan126@zoo.net">
            <text:p>jonathan12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UBRY</text:p>
          </table:table-cell>
          <table:table-cell office:value-type="string">
            <text:p>Julien</text:p>
          </table:table-cell>
          <table:table-cell office:value-type="string">
            <text:p>Charleville-Mézières</text:p>
          </table:table-cell>
          <table:table-cell table:formula="of:=CONCATENATE(LOWER([.G127]);ROW();&quot;@zoo.net&quot;)" office:value-type="string" office:string-value="julien127@zoo.net">
            <text:p>julien12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YOT</text:p>
          </table:table-cell>
          <table:table-cell office:value-type="string">
            <text:p>Justin</text:p>
          </table:table-cell>
          <table:table-cell office:value-type="string">
            <text:p>Brive-la-Gaillarde</text:p>
          </table:table-cell>
          <table:table-cell table:formula="of:=CONCATENATE(LOWER([.G128]);ROW();&quot;@zoo.net&quot;)" office:value-type="string" office:string-value="justin128@zoo.net">
            <text:p>justin12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RE</text:p>
          </table:table-cell>
          <table:table-cell office:value-type="string">
            <text:p>Léo</text:p>
          </table:table-cell>
          <table:table-cell office:value-type="string">
            <text:p>Albi</text:p>
          </table:table-cell>
          <table:table-cell table:formula="of:=CONCATENATE(LOWER([.G129]);ROW();&quot;@zoo.net&quot;)" office:value-type="string" office:string-value="léo129@zoo.net">
            <text:p>léo12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ARLES</text:p>
          </table:table-cell>
          <table:table-cell office:value-type="string">
            <text:p>Logan</text:p>
          </table:table-cell>
          <table:table-cell office:value-type="string">
            <text:p>Montrouge</text:p>
          </table:table-cell>
          <table:table-cell table:formula="of:=CONCATENATE(LOWER([.G130]);ROW();&quot;@zoo.net&quot;)" office:value-type="string" office:string-value="logan130@zoo.net">
            <text:p>logan13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NAULT</text:p>
          </table:table-cell>
          <table:table-cell office:value-type="string">
            <text:p>Loïc</text:p>
          </table:table-cell>
          <table:table-cell office:value-type="string">
            <text:p>Vincennes</text:p>
          </table:table-cell>
          <table:table-cell table:formula="of:=CONCATENATE(LOWER([.G131]);ROW();&quot;@zoo.net&quot;)" office:value-type="string" office:string-value="loïc131@zoo.net">
            <text:p>loïc13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ARPENTIER</text:p>
          </table:table-cell>
          <table:table-cell office:value-type="string">
            <text:p>Louis</text:p>
          </table:table-cell>
          <table:table-cell office:value-type="string">
            <text:p>Martigues</text:p>
          </table:table-cell>
          <table:table-cell table:formula="of:=CONCATENATE(LOWER([.G132]);ROW();&quot;@zoo.net&quot;)" office:value-type="string" office:string-value="louis132@zoo.net">
            <text:p>louis13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ENARD</text:p>
          </table:table-cell>
          <table:table-cell office:value-type="string">
            <text:p>Lucas</text:p>
          </table:table-cell>
          <table:table-cell office:value-type="string">
            <text:p>Bobigny</text:p>
          </table:table-cell>
          <table:table-cell table:formula="of:=CONCATENATE(LOWER([.G133]);ROW();&quot;@zoo.net&quot;)" office:value-type="string" office:string-value="lucas133@zoo.net">
            <text:p>lucas13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ILLARD</text:p>
          </table:table-cell>
          <table:table-cell office:value-type="string">
            <text:p>Ludovic</text:p>
          </table:table-cell>
          <table:table-cell office:value-type="string">
            <text:p>Carcassonne</text:p>
          </table:table-cell>
          <table:table-cell table:formula="of:=CONCATENATE(LOWER([.G134]);ROW();&quot;@zoo.net&quot;)" office:value-type="string" office:string-value="ludovic134@zoo.net">
            <text:p>ludovic13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ON</text:p>
          </table:table-cell>
          <table:table-cell office:value-type="string">
            <text:p>Malik</text:p>
          </table:table-cell>
          <table:table-cell office:value-type="string">
            <text:p>Saint-Ouen</text:p>
          </table:table-cell>
          <table:table-cell table:formula="of:=CONCATENATE(LOWER([.G135]);ROW();&quot;@zoo.net&quot;)" office:value-type="string" office:string-value="malik135@zoo.net">
            <text:p>malik13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RTIN</text:p>
          </table:table-cell>
          <table:table-cell office:value-type="string">
            <text:p>Mathieu</text:p>
          </table:table-cell>
          <table:table-cell office:value-type="string">
            <text:p>Cagnes-sur-Mer</text:p>
          </table:table-cell>
          <table:table-cell table:formula="of:=CONCATENATE(LOWER([.G136]);ROW();&quot;@zoo.net&quot;)" office:value-type="string" office:string-value="mathieu136@zoo.net">
            <text:p>mathieu13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ILLY</text:p>
          </table:table-cell>
          <table:table-cell office:value-type="string">
            <text:p>Mathis</text:p>
          </table:table-cell>
          <table:table-cell office:value-type="string">
            <text:p>Suresnes</text:p>
          </table:table-cell>
          <table:table-cell table:formula="of:=CONCATENATE(LOWER([.G137]);ROW();&quot;@zoo.net&quot;)" office:value-type="string" office:string-value="mathis137@zoo.net">
            <text:p>mathis13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ERVE</text:p>
          </table:table-cell>
          <table:table-cell office:value-type="string">
            <text:p>Maxime</text:p>
          </table:table-cell>
          <table:table-cell office:value-type="string">
            <text:p>Blois</text:p>
          </table:table-cell>
          <table:table-cell table:formula="of:=CONCATENATE(LOWER([.G138]);ROW();&quot;@zoo.net&quot;)" office:value-type="string" office:string-value="maxime138@zoo.net">
            <text:p>maxime13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SCHNEIDER</text:p>
          </table:table-cell>
          <table:table-cell office:value-type="string">
            <text:p>Michaël</text:p>
          </table:table-cell>
          <table:table-cell office:value-type="string">
            <text:p>Aubagne</text:p>
          </table:table-cell>
          <table:table-cell table:formula="of:=CONCATENATE(LOWER([.G139]);ROW();&quot;@zoo.net&quot;)" office:value-type="string" office:string-value="michaël139@zoo.net">
            <text:p>michaël13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FERNANDEZ</text:p>
          </table:table-cell>
          <table:table-cell office:value-type="string">
            <text:p>Nathan</text:p>
          </table:table-cell>
          <table:table-cell office:value-type="string">
            <text:p>Saint-Malo</text:p>
          </table:table-cell>
          <table:table-cell table:formula="of:=CONCATENATE(LOWER([.G140]);ROW();&quot;@zoo.net&quot;)" office:value-type="string" office:string-value="nathan140@zoo.net">
            <text:p>nathan14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ALL</text:p>
          </table:table-cell>
          <table:table-cell office:value-type="string">
            <text:p>Nicolas</text:p>
          </table:table-cell>
          <table:table-cell office:value-type="string">
            <text:p>Saint-Brieuc</text:p>
          </table:table-cell>
          <table:table-cell table:formula="of:=CONCATENATE(LOWER([.G141]);ROW();&quot;@zoo.net&quot;)" office:value-type="string" office:string-value="nicolas141@zoo.net">
            <text:p>nicolas14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LLET</text:p>
          </table:table-cell>
          <table:table-cell office:value-type="string">
            <text:p>Noah</text:p>
          </table:table-cell>
          <table:table-cell office:value-type="string">
            <text:p>Châteauroux</text:p>
          </table:table-cell>
          <table:table-cell table:formula="of:=CONCATENATE(LOWER([.G142]);ROW();&quot;@zoo.net&quot;)" office:value-type="string" office:string-value="noah142@zoo.net">
            <text:p>noah14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ER</text:p>
          </table:table-cell>
          <table:table-cell office:value-type="string">
            <text:p>Olivier</text:p>
          </table:table-cell>
          <table:table-cell office:value-type="string">
            <text:p>Châlons-en-Champagne</text:p>
          </table:table-cell>
          <table:table-cell table:formula="of:=CONCATENATE(LOWER([.G143]);ROW();&quot;@zoo.net&quot;)" office:value-type="string" office:string-value="olivier143@zoo.net">
            <text:p>olivier14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VIER</text:p>
          </table:table-cell>
          <table:table-cell office:value-type="string">
            <text:p>Philippe</text:p>
          </table:table-cell>
          <table:table-cell office:value-type="string">
            <text:p>Meudon</text:p>
          </table:table-cell>
          <table:table-cell table:formula="of:=CONCATENATE(LOWER([.G144]);ROW();&quot;@zoo.net&quot;)" office:value-type="string" office:string-value="philippe144@zoo.net">
            <text:p>philippe14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ULIEN</text:p>
          </table:table-cell>
          <table:table-cell office:value-type="string">
            <text:p>Raphaël</text:p>
          </table:table-cell>
          <table:table-cell office:value-type="string">
            <text:p>Chalon-sur-Saône</text:p>
          </table:table-cell>
          <table:table-cell table:formula="of:=CONCATENATE(LOWER([.G145]);ROW();&quot;@zoo.net&quot;)" office:value-type="string" office:string-value="raphaël145@zoo.net">
            <text:p>raphaël14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REVOST</text:p>
          </table:table-cell>
          <table:table-cell office:value-type="string">
            <text:p>Samuel</text:p>
          </table:table-cell>
          <table:table-cell office:value-type="string">
            <text:p>Bayonne</text:p>
          </table:table-cell>
          <table:table-cell table:formula="of:=CONCATENATE(LOWER([.G146]);ROW();&quot;@zoo.net&quot;)" office:value-type="string" office:string-value="samuel146@zoo.net">
            <text:p>samuel14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ILLET</text:p>
          </table:table-cell>
          <table:table-cell office:value-type="string">
            <text:p>Simon</text:p>
          </table:table-cell>
          <table:table-cell office:value-type="string">
            <text:p>Puteaux</text:p>
          </table:table-cell>
          <table:table-cell table:formula="of:=CONCATENATE(LOWER([.G147]);ROW();&quot;@zoo.net&quot;)" office:value-type="string" office:string-value="simon147@zoo.net">
            <text:p>simon14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OT</text:p>
          </table:table-cell>
          <table:table-cell office:value-type="string">
            <text:p>Thomas</text:p>
          </table:table-cell>
          <table:table-cell office:value-type="string">
            <text:p>Alfortville</text:p>
          </table:table-cell>
          <table:table-cell table:formula="of:=CONCATENATE(LOWER([.G148]);ROW();&quot;@zoo.net&quot;)" office:value-type="string" office:string-value="thomas148@zoo.net">
            <text:p>thomas14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ANIEL</text:p>
          </table:table-cell>
          <table:table-cell office:value-type="string">
            <text:p>Tommy</text:p>
          </table:table-cell>
          <table:table-cell office:value-type="string">
            <text:p>Valenciennes</text:p>
          </table:table-cell>
          <table:table-cell table:formula="of:=CONCATENATE(LOWER([.G149]);ROW();&quot;@zoo.net&quot;)" office:value-type="string" office:string-value="tommy149@zoo.net">
            <text:p>tommy14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ROUX</text:p>
          </table:table-cell>
          <table:table-cell office:value-type="string">
            <text:p>Tristan</text:p>
          </table:table-cell>
          <table:table-cell office:value-type="string">
            <text:p>Saint-Herblain</text:p>
          </table:table-cell>
          <table:table-cell table:formula="of:=CONCATENATE(LOWER([.G150]);ROW();&quot;@zoo.net&quot;)" office:value-type="string" office:string-value="tristan150@zoo.net">
            <text:p>tristan15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USIN</text:p>
          </table:table-cell>
          <table:table-cell office:value-type="string">
            <text:p>Victor</text:p>
          </table:table-cell>
          <table:table-cell office:value-type="string">
            <text:p>Salon-de-Provence</text:p>
          </table:table-cell>
          <table:table-cell table:formula="of:=CONCATENATE(LOWER([.G151]);ROW();&quot;@zoo.net&quot;)" office:value-type="string" office:string-value="victor151@zoo.net">
            <text:p>victor15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ERMAIN</text:p>
          </table:table-cell>
          <table:table-cell office:value-type="string">
            <text:p>Vincent</text:p>
          </table:table-cell>
          <table:table-cell office:value-type="string">
            <text:p>Corbeil-Essonnes</text:p>
          </table:table-cell>
          <table:table-cell table:formula="of:=CONCATENATE(LOWER([.G152]);ROW();&quot;@zoo.net&quot;)" office:value-type="string" office:string-value="vincent152@zoo.net">
            <text:p>vincent15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RETON</text:p>
          </table:table-cell>
          <table:table-cell office:value-type="string">
            <text:p>Alexia</text:p>
          </table:table-cell>
          <table:table-cell office:value-type="string">
            <text:p>Boulogne-sur-Mer</text:p>
          </table:table-cell>
          <table:table-cell table:formula="of:=CONCATENATE(LOWER([.G153]);ROW();&quot;@zoo.net&quot;)" office:value-type="string" office:string-value="alexia153@zoo.net">
            <text:p>alexia15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SSON</text:p>
          </table:table-cell>
          <table:table-cell office:value-type="string">
            <text:p>Alice</text:p>
          </table:table-cell>
          <table:table-cell office:value-type="string">
            <text:p>Tarbes</text:p>
          </table:table-cell>
          <table:table-cell table:formula="of:=CONCATENATE(LOWER([.G154]);ROW();&quot;@zoo.net&quot;)" office:value-type="string" office:string-value="alice154@zoo.net">
            <text:p>alice15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NGLOIS</text:p>
          </table:table-cell>
          <table:table-cell office:value-type="string">
            <text:p>Alicia</text:p>
          </table:table-cell>
          <table:table-cell office:value-type="string">
            <text:p>Bastia</text:p>
          </table:table-cell>
          <table:table-cell table:formula="of:=CONCATENATE(LOWER([.G155]);ROW();&quot;@zoo.net&quot;)" office:value-type="string" office:string-value="alicia155@zoo.net">
            <text:p>alicia15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MY</text:p>
          </table:table-cell>
          <table:table-cell office:value-type="string">
            <text:p>Amélie</text:p>
          </table:table-cell>
          <table:table-cell office:value-type="string">
            <text:p>Mantes-la-Jolie</text:p>
          </table:table-cell>
          <table:table-cell table:formula="of:=CONCATENATE(LOWER([.G156]);ROW();&quot;@zoo.net&quot;)" office:value-type="string" office:string-value="amélie156@zoo.net">
            <text:p>amélie15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GOFF</text:p>
          </table:table-cell>
          <table:table-cell office:value-type="string">
            <text:p>Anaïs</text:p>
          </table:table-cell>
          <table:table-cell office:value-type="string">
            <text:p>Sète</text:p>
          </table:table-cell>
          <table:table-cell table:formula="of:=CONCATENATE(LOWER([.G157]);ROW();&quot;@zoo.net&quot;)" office:value-type="string" office:string-value="anaïs157@zoo.net">
            <text:p>anaïs15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LLETIER</text:p>
          </table:table-cell>
          <table:table-cell office:value-type="string">
            <text:p>Annabelle</text:p>
          </table:table-cell>
          <table:table-cell office:value-type="string">
            <text:p>Istres</text:p>
          </table:table-cell>
          <table:table-cell table:formula="of:=CONCATENATE(LOWER([.G158]);ROW();&quot;@zoo.net&quot;)" office:value-type="string" office:string-value="annabelle158@zoo.net">
            <text:p>annabelle158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VEQUE</text:p>
          </table:table-cell>
          <table:table-cell office:value-type="string">
            <text:p>Arianne</text:p>
          </table:table-cell>
          <table:table-cell office:value-type="string">
            <text:p>Le Cannet</text:p>
          </table:table-cell>
          <table:table-cell table:formula="of:=CONCATENATE(LOWER([.G159]);ROW();&quot;@zoo.net&quot;)" office:value-type="string" office:string-value="arianne159@zoo.net">
            <text:p>arianne15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IER</text:p>
          </table:table-cell>
          <table:table-cell office:value-type="string">
            <text:p>Audrey</text:p>
          </table:table-cell>
          <table:table-cell office:value-type="string">
            <text:p>Castres</text:p>
          </table:table-cell>
          <table:table-cell table:formula="of:=CONCATENATE(LOWER([.G160]);ROW();&quot;@zoo.net&quot;)" office:value-type="string" office:string-value="audrey160@zoo.net">
            <text:p>audrey16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BLANC</text:p>
          </table:table-cell>
          <table:table-cell office:value-type="string">
            <text:p>Aurélie</text:p>
          </table:table-cell>
          <table:table-cell office:value-type="string">
            <text:p>Massy</text:p>
          </table:table-cell>
          <table:table-cell table:formula="of:=CONCATENATE(LOWER([.G161]);ROW();&quot;@zoo.net&quot;)" office:value-type="string" office:string-value="aurélie161@zoo.net">
            <text:p>aurélie16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RE</text:p>
          </table:table-cell>
          <table:table-cell office:value-type="string">
            <text:p>Camille</text:p>
          </table:table-cell>
          <table:table-cell office:value-type="string">
            <text:p>Douai</text:p>
          </table:table-cell>
          <table:table-cell table:formula="of:=CONCATENATE(LOWER([.G162]);ROW();&quot;@zoo.net&quot;)" office:value-type="string" office:string-value="camille162@zoo.net">
            <text:p>camille16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BRUN</text:p>
          </table:table-cell>
          <table:table-cell office:value-type="string">
            <text:p>Catherine</text:p>
          </table:table-cell>
          <table:table-cell office:value-type="string">
            <text:p>Saint-Priest</text:p>
          </table:table-cell>
          <table:table-cell table:formula="of:=CONCATENATE(LOWER([.G163]);ROW();&quot;@zoo.net&quot;)" office:value-type="string" office:string-value="catherine163@zoo.net">
            <text:p>catherine163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CHAL</text:p>
          </table:table-cell>
          <table:table-cell office:value-type="string">
            <text:p>Charlotte</text:p>
          </table:table-cell>
          <table:table-cell office:value-type="string">
            <text:p>Livry-Gargan</text:p>
          </table:table-cell>
          <table:table-cell table:formula="of:=CONCATENATE(LOWER([.G164]);ROW();&quot;@zoo.net&quot;)" office:value-type="string" office:string-value="charlotte164@zoo.net">
            <text:p>charlotte16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WEBER</text:p>
          </table:table-cell>
          <table:table-cell office:value-type="string">
            <text:p>Chloé</text:p>
          </table:table-cell>
          <table:table-cell office:value-type="string">
            <text:p>Angoulême</text:p>
          </table:table-cell>
          <table:table-cell table:formula="of:=CONCATENATE(LOWER([.G165]);ROW();&quot;@zoo.net&quot;)" office:value-type="string" office:string-value="chloé165@zoo.net">
            <text:p>chloé16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LLET</text:p>
          </table:table-cell>
          <table:table-cell office:value-type="string">
            <text:p>Clara</text:p>
          </table:table-cell>
          <table:table-cell office:value-type="string">
            <text:p>Arras</text:p>
          </table:table-cell>
          <table:table-cell table:formula="of:=CONCATENATE(LOWER([.G166]);ROW();&quot;@zoo.net&quot;)" office:value-type="string" office:string-value="clara166@zoo.net">
            <text:p>clara16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AMON</text:p>
          </table:table-cell>
          <table:table-cell office:value-type="string">
            <text:p>Coralie</text:p>
          </table:table-cell>
          <table:table-cell office:value-type="string">
            <text:p>Wattrelos</text:p>
          </table:table-cell>
          <table:table-cell table:formula="of:=CONCATENATE(LOWER([.G167]);ROW();&quot;@zoo.net&quot;)" office:value-type="string" office:string-value="coralie167@zoo.net">
            <text:p>coralie167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LANGER</text:p>
          </table:table-cell>
          <table:table-cell office:value-type="string">
            <text:p>Daphnée</text:p>
          </table:table-cell>
          <table:table-cell office:value-type="string">
            <text:p>Vaulx-en-Velin</text:p>
          </table:table-cell>
          <table:table-cell table:formula="of:=CONCATENATE(LOWER([.G168]);ROW();&quot;@zoo.net&quot;)" office:value-type="string" office:string-value="daphnée168@zoo.net">
            <text:p>daphnée16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JACOB</text:p>
          </table:table-cell>
          <table:table-cell office:value-type="string">
            <text:p>Delphine</text:p>
          </table:table-cell>
          <table:table-cell office:value-type="string">
            <text:p>Gennevilliers</text:p>
          </table:table-cell>
          <table:table-cell table:formula="of:=CONCATENATE(LOWER([.G169]);ROW();&quot;@zoo.net&quot;)" office:value-type="string" office:string-value="delphine169@zoo.net">
            <text:p>delphine169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ONNIER</text:p>
          </table:table-cell>
          <table:table-cell office:value-type="string">
            <text:p>Elizabeth</text:p>
          </table:table-cell>
          <table:table-cell office:value-type="string">
            <text:p>Caluire-et-Cuire</text:p>
          </table:table-cell>
          <table:table-cell table:formula="of:=CONCATENATE(LOWER([.G170]);ROW();&quot;@zoo.net&quot;)" office:value-type="string" office:string-value="elizabeth170@zoo.net">
            <text:p>elizabeth17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ICHAUD</text:p>
          </table:table-cell>
          <table:table-cell office:value-type="string">
            <text:p>Élodie</text:p>
          </table:table-cell>
          <table:table-cell office:value-type="string">
            <text:p>Alès</text:p>
          </table:table-cell>
          <table:table-cell table:formula="of:=CONCATENATE(LOWER([.G171]);ROW();&quot;@zoo.net&quot;)" office:value-type="string" office:string-value="élodie171@zoo.net">
            <text:p>élodie17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ODRIGUEZ</text:p>
          </table:table-cell>
          <table:table-cell office:value-type="string">
            <text:p>Émilie</text:p>
          </table:table-cell>
          <table:table-cell office:value-type="string">
            <text:p>Rosny-sous-Bois</text:p>
          </table:table-cell>
          <table:table-cell table:formula="of:=CONCATENATE(LOWER([.G172]);ROW();&quot;@zoo.net&quot;)" office:value-type="string" office:string-value="émilie172@zoo.net">
            <text:p>émilie17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UICHARD</text:p>
          </table:table-cell>
          <table:table-cell office:value-type="string">
            <text:p>Emma</text:p>
          </table:table-cell>
          <table:table-cell office:value-type="string">
            <text:p>Thionville</text:p>
          </table:table-cell>
          <table:table-cell table:formula="of:=CONCATENATE(LOWER([.G173]);ROW();&quot;@zoo.net&quot;)" office:value-type="string" office:string-value="emma173@zoo.net">
            <text:p>emma173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LLET</text:p>
          </table:table-cell>
          <table:table-cell office:value-type="string">
            <text:p>Emy</text:p>
          </table:table-cell>
          <table:table-cell office:value-type="string">
            <text:p>Choisy-le-Roi</text:p>
          </table:table-cell>
          <table:table-cell table:formula="of:=CONCATENATE(LOWER([.G174]);ROW();&quot;@zoo.net&quot;)" office:value-type="string" office:string-value="emy174@zoo.net">
            <text:p>emy17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ETIENNE</text:p>
          </table:table-cell>
          <table:table-cell office:value-type="string">
            <text:p>Ève</text:p>
          </table:table-cell>
          <table:table-cell office:value-type="string">
            <text:p>Talence</text:p>
          </table:table-cell>
          <table:table-cell table:formula="of:=CONCATENATE(LOWER([.G175]);ROW();&quot;@zoo.net&quot;)" office:value-type="string" office:string-value="ève175@zoo.net">
            <text:p>ève17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RONDIN</text:p>
          </table:table-cell>
          <table:table-cell office:value-type="string">
            <text:p>Florence</text:p>
          </table:table-cell>
          <table:table-cell office:value-type="string">
            <text:p>Compiègne</text:p>
          </table:table-cell>
          <table:table-cell table:formula="of:=CONCATENATE(LOWER([.G176]);ROW();&quot;@zoo.net&quot;)" office:value-type="string" office:string-value="florence176@zoo.net">
            <text:p>florence17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OULAIN</text:p>
          </table:table-cell>
          <table:table-cell office:value-type="string">
            <text:p>Gabrielle</text:p>
          </table:table-cell>
          <table:table-cell office:value-type="string">
            <text:p>Saint-Germain-en-Laye</text:p>
          </table:table-cell>
          <table:table-cell table:formula="of:=CONCATENATE(LOWER([.G177]);ROW();&quot;@zoo.net&quot;)" office:value-type="string" office:string-value="gabrielle177@zoo.net">
            <text:p>gabrielle17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TESSIER</text:p>
          </table:table-cell>
          <table:table-cell office:value-type="string">
            <text:p>Jade</text:p>
          </table:table-cell>
          <table:table-cell office:value-type="string">
            <text:p>Bourg-en-Bresse</text:p>
          </table:table-cell>
          <table:table-cell table:formula="of:=CONCATENATE(LOWER([.G178]);ROW();&quot;@zoo.net&quot;)" office:value-type="string" office:string-value="jade178@zoo.net">
            <text:p>jade17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EVALLIER</text:p>
          </table:table-cell>
          <table:table-cell office:value-type="string">
            <text:p>Juliette</text:p>
          </table:table-cell>
          <table:table-cell office:value-type="string">
            <text:p>Garges-lès-Gonesse</text:p>
          </table:table-cell>
          <table:table-cell table:formula="of:=CONCATENATE(LOWER([.G179]);ROW();&quot;@zoo.net&quot;)" office:value-type="string" office:string-value="juliette179@zoo.net">
            <text:p>juliette17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LLIN</text:p>
          </table:table-cell>
          <table:table-cell office:value-type="string">
            <text:p>Justine</text:p>
          </table:table-cell>
          <table:table-cell office:value-type="string">
            <text:p>Gap</text:p>
          </table:table-cell>
          <table:table-cell table:formula="of:=CONCATENATE(LOWER([.G180]);ROW();&quot;@zoo.net&quot;)" office:value-type="string" office:string-value="justine180@zoo.net">
            <text:p>justine18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HAUVIN</text:p>
          </table:table-cell>
          <table:table-cell office:value-type="string">
            <text:p>Laurence</text:p>
          </table:table-cell>
          <table:table-cell office:value-type="string">
            <text:p>Noisy-le-Sec</text:p>
          </table:table-cell>
          <table:table-cell table:formula="of:=CONCATENATE(LOWER([.G181]);ROW();&quot;@zoo.net&quot;)" office:value-type="string" office:string-value="laurence181@zoo.net">
            <text:p>laurence18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ASILVA</text:p>
          </table:table-cell>
          <table:table-cell office:value-type="string">
            <text:p>Laurie</text:p>
          </table:table-cell>
          <table:table-cell office:value-type="string">
            <text:p>Melun</text:p>
          </table:table-cell>
          <table:table-cell table:formula="of:=CONCATENATE(LOWER([.G182]);ROW();&quot;@zoo.net&quot;)" office:value-type="string" office:string-value="laurie182@zoo.net">
            <text:p>laurie182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OUCHET</text:p>
          </table:table-cell>
          <table:table-cell office:value-type="string">
            <text:p>Léa</text:p>
          </table:table-cell>
          <table:table-cell office:value-type="string">
            <text:p>Le Lamentin</text:p>
          </table:table-cell>
          <table:table-cell table:formula="of:=CONCATENATE(LOWER([.G183]);ROW();&quot;@zoo.net&quot;)" office:value-type="string" office:string-value="léa183@zoo.net">
            <text:p>léa183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AY</text:p>
          </table:table-cell>
          <table:table-cell office:value-type="string">
            <text:p>Léanne</text:p>
          </table:table-cell>
          <table:table-cell office:value-type="string">
            <text:p>Gagny</text:p>
          </table:table-cell>
          <table:table-cell table:formula="of:=CONCATENATE(LOWER([.G184]);ROW();&quot;@zoo.net&quot;)" office:value-type="string" office:string-value="léanne184@zoo.net">
            <text:p>léanne184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MAITRE</text:p>
          </table:table-cell>
          <table:table-cell office:value-type="string">
            <text:p>Maélie</text:p>
          </table:table-cell>
          <table:table-cell office:value-type="string">
            <text:p>Marcq-en-Barœul</text:p>
          </table:table-cell>
          <table:table-cell table:formula="of:=CONCATENATE(LOWER([.G185]);ROW();&quot;@zoo.net&quot;)" office:value-type="string" office:string-value="maélie185@zoo.net">
            <text:p>maélie18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ENARD</text:p>
          </table:table-cell>
          <table:table-cell office:value-type="string">
            <text:p>Maéva</text:p>
          </table:table-cell>
          <table:table-cell office:value-type="string">
            <text:p>Chartres</text:p>
          </table:table-cell>
          <table:table-cell table:formula="of:=CONCATENATE(LOWER([.G186]);ROW();&quot;@zoo.net&quot;)" office:value-type="string" office:string-value="maéva186@zoo.net">
            <text:p>maéva186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MARECHAL</text:p>
          </table:table-cell>
          <table:table-cell office:value-type="string">
            <text:p>Maika</text:p>
          </table:table-cell>
          <table:table-cell office:value-type="string">
            <text:p>Bron</text:p>
          </table:table-cell>
          <table:table-cell table:formula="of:=CONCATENATE(LOWER([.G187]);ROW();&quot;@zoo.net&quot;)" office:value-type="string" office:string-value="maika187@zoo.net">
            <text:p>maika18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UMBERT</text:p>
          </table:table-cell>
          <table:table-cell office:value-type="string">
            <text:p>Marianne</text:p>
          </table:table-cell>
          <table:table-cell office:value-type="string">
            <text:p>Cherbourg-Octeville</text:p>
          </table:table-cell>
          <table:table-cell table:formula="of:=CONCATENATE(LOWER([.G188]);ROW();&quot;@zoo.net&quot;)" office:value-type="string" office:string-value="marianne188@zoo.net">
            <text:p>marianne188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REYNAUD</text:p>
          </table:table-cell>
          <table:table-cell office:value-type="string">
            <text:p>Marilou</text:p>
          </table:table-cell>
          <table:table-cell office:value-type="string">
            <text:p>Rezé</text:p>
          </table:table-cell>
          <table:table-cell table:formula="of:=CONCATENATE(LOWER([.G189]);ROW();&quot;@zoo.net&quot;)" office:value-type="string" office:string-value="marilou189@zoo.net">
            <text:p>marilou189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ANTOINE</text:p>
          </table:table-cell>
          <table:table-cell office:value-type="string">
            <text:p>Maude</text:p>
          </table:table-cell>
          <table:table-cell office:value-type="string">
            <text:p>Le Port</text:p>
          </table:table-cell>
          <table:table-cell table:formula="of:=CONCATENATE(LOWER([.G190]);ROW();&quot;@zoo.net&quot;)" office:value-type="string" office:string-value="maude190@zoo.net">
            <text:p>maude19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HOARAU</text:p>
          </table:table-cell>
          <table:table-cell office:value-type="string">
            <text:p>Maya</text:p>
          </table:table-cell>
          <table:table-cell office:value-type="string">
            <text:p>Montluçon</text:p>
          </table:table-cell>
          <table:table-cell table:formula="of:=CONCATENATE(LOWER([.G191]);ROW();&quot;@zoo.net&quot;)" office:value-type="string" office:string-value="maya191@zoo.net">
            <text:p>maya191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ERRET</text:p>
          </table:table-cell>
          <table:table-cell office:value-type="string">
            <text:p>Mégan</text:p>
          </table:table-cell>
          <table:table-cell office:value-type="string">
            <text:p>Saint-Laurent-du-Maroni</text:p>
          </table:table-cell>
          <table:table-cell table:formula="of:=CONCATENATE(LOWER([.G192]);ROW();&quot;@zoo.net&quot;)" office:value-type="string" office:string-value="mégan192@zoo.net">
            <text:p>mégan192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BARTHELEMY</text:p>
          </table:table-cell>
          <table:table-cell office:value-type="string">
            <text:p>Mélodie</text:p>
          </table:table-cell>
          <table:table-cell office:value-type="string">
            <text:p>Bagneux</text:p>
          </table:table-cell>
          <table:table-cell table:formula="of:=CONCATENATE(LOWER([.G193]);ROW();&quot;@zoo.net&quot;)" office:value-type="string" office:string-value="mélodie193@zoo.net">
            <text:p>mélodie193@zoo.net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ORDIER</text:p>
          </table:table-cell>
          <table:table-cell office:value-type="string">
            <text:p>Mia</text:p>
          </table:table-cell>
          <table:table-cell office:value-type="string">
            <text:p>Anglet</text:p>
          </table:table-cell>
          <table:table-cell table:formula="of:=CONCATENATE(LOWER([.G194]);ROW();&quot;@zoo.net&quot;)" office:value-type="string" office:string-value="mia194@zoo.net">
            <text:p>mia194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ICHON</text:p>
          </table:table-cell>
          <table:table-cell office:value-type="string">
            <text:p>Noémie</text:p>
          </table:table-cell>
          <table:table-cell office:value-type="string">
            <text:p>La Courneuve</text:p>
          </table:table-cell>
          <table:table-cell table:formula="of:=CONCATENATE(LOWER([.G195]);ROW();&quot;@zoo.net&quot;)" office:value-type="string" office:string-value="noémie195@zoo.net">
            <text:p>noémie195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EJEUNE</text:p>
          </table:table-cell>
          <table:table-cell office:value-type="string">
            <text:p>Océane</text:p>
          </table:table-cell>
          <table:table-cell office:value-type="string">
            <text:p>Poissy</text:p>
          </table:table-cell>
          <table:table-cell table:formula="of:=CONCATENATE(LOWER([.G196]);ROW();&quot;@zoo.net&quot;)" office:value-type="string" office:string-value="océane196@zoo.net">
            <text:p>océane196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GILBERT</text:p>
          </table:table-cell>
          <table:table-cell office:value-type="string">
            <text:p>Olivia</text:p>
          </table:table-cell>
          <table:table-cell office:value-type="string">
            <text:p>Savigny-sur-Orge</text:p>
          </table:table-cell>
          <table:table-cell table:formula="of:=CONCATENATE(LOWER([.G197]);ROW();&quot;@zoo.net&quot;)" office:value-type="string" office:string-value="olivia197@zoo.net">
            <text:p>olivia197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MY</text:p>
          </table:table-cell>
          <table:table-cell office:value-type="string">
            <text:p>Rosalie</text:p>
          </table:table-cell>
          <table:table-cell office:value-type="string">
            <text:p>Roanne</text:p>
          </table:table-cell>
          <table:table-cell table:formula="of:=CONCATENATE(LOWER([.G198]);ROW();&quot;@zoo.net&quot;)" office:value-type="string" office:string-value="rosalie198@zoo.net">
            <text:p>rosalie198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DELAUNAY</text:p>
          </table:table-cell>
          <table:table-cell office:value-type="string">
            <text:p>Rose</text:p>
          </table:table-cell>
          <table:table-cell office:value-type="string">
            <text:p>Nevers</text:p>
          </table:table-cell>
          <table:table-cell table:formula="of:=CONCATENATE(LOWER([.G199]);ROW();&quot;@zoo.net&quot;)" office:value-type="string" office:string-value="rose199@zoo.net">
            <text:p>rose199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PASQUIER</text:p>
          </table:table-cell>
          <table:table-cell office:value-type="string">
            <text:p>Sarah</text:p>
          </table:table-cell>
          <table:table-cell office:value-type="string">
            <text:p>Draguignan</text:p>
          </table:table-cell>
          <table:table-cell table:formula="of:=CONCATENATE(LOWER([.G200]);ROW();&quot;@zoo.net&quot;)" office:value-type="string" office:string-value="sarah200@zoo.net">
            <text:p>sarah200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CARLIER</text:p>
          </table:table-cell>
          <table:table-cell office:value-type="string">
            <text:p>Sofia</text:p>
          </table:table-cell>
          <table:table-cell office:value-type="string">
            <text:p>Auxerre</text:p>
          </table:table-cell>
          <table:table-cell table:formula="of:=CONCATENATE(LOWER([.G201]);ROW();&quot;@zoo.net&quot;)" office:value-type="string" office:string-value="sofia201@zoo.net">
            <text:p>sofia201@zoo.net</text:p>
          </table:table-cell>
        </table:table-row>
        <table:table-row table:style-name="ro2">
          <table:table-cell office:value-type="string">
            <text:p>DOC</text:p>
          </table:table-cell>
          <table:table-cell office:value-type="string">
            <text:p>ZOO_CONTACT</text:p>
          </table:table-cell>
          <table:table-cell table:style-name="ce2" table:number-columns-repeated="3"/>
          <table:table-cell office:value-type="string">
            <text:p>LAPORTE</text:p>
          </table:table-cell>
          <table:table-cell office:value-type="string">
            <text:p>Victoria</text:p>
          </table:table-cell>
          <table:table-cell office:value-type="string">
            <text:p>Saint-Martin-d'Hères</text:p>
          </table:table-cell>
          <table:table-cell table:formula="of:=CONCATENATE(LOWER([.G202]);ROW();&quot;@zoo.net&quot;)" office:value-type="string" office:string-value="victoria202@zoo.net">
            <text:p>victoria202@zoo.net</text:p>
          </table:table-cell>
        </table:table-row>
        <table:table-row table:style-name="ro2" table:number-rows-repeated="7">
          <table:table-cell table:number-columns-repeated="2"/>
          <table:table-cell table:style-name="ce2" table:number-columns-repeated="3"/>
          <table:table-cell table:number-columns-repeated="4"/>
        </table:table-row>
        <table:table-row table:style-name="ro2" table:number-rows-repeated="10483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14:51:43</dc:date>
    <dc:creator>Éric Brison</dc:creator>
    <meta:generator>LibreOffice/3.6$Linux_x86 LibreOffice_project/360m1$Build-2</meta:generator>
    <meta:editing-duration>P0D</meta:editing-duration>
    <meta:editing-cycles>1</meta:editing-cycles>
    <meta:document-statistic meta:table-count="1" meta:cell-count="1215" meta:object-count="0"/>
  </office:meta>
</office:document-meta>
</file>